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 style:parent-style-name="Graphics">
      <style:graphic-properties draw:fill="none" fo:clip="rect(0in, 0in, 0in, 0in)" draw:stroke="non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 style:parent-style-name="Graphics">
      <style:graphic-properties draw:fill="none" draw:stroke="non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4" style:parent-style-name="Graphics">
      <style:graphic-properties draw:fill="none" fo:clip="rect(-0.48759in, 2.42197in, 0.48759in, 1.80869in)" draw:stroke="non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5" style:parent-style-name="Graphics">
      <style:graphic-properties draw:fill="none" draw:stroke="non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6" style:parent-style-name="Graphics">
      <style:graphic-properties draw:fill="none" draw:stroke="non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08" style:parent-style-name="Graphics">
      <style:graphic-properties draw:fill="none" fo:clip="rect(0.07715in, 0.70841in, -0.07715in, 2.99232in)" draw:stroke="none"/>
    </style:style>
    <style:style style:family="graphic" style:name="a409" style:parent-style-name="Graphics">
      <style:graphic-properties draw:fill="none" fo:clip="rect(8.78344in, 7.1504in, 1.09991in, 7.0164in)" draw:stroke="non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 style:parent-style-name="Graphics">
      <style:graphic-properties draw:fill="none" fo:clip="rect(0.9111in, 0in, 0in, 9.4444in)" draw:stroke="non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8.78344in, 7.1504in, 1.09991in, 7.0164in)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 style:parent-style-name="Graphics">
      <style:graphic-properties draw:fill="none" fo:clip="rect(-0.01591in, 4.15023in, 0.48759in, 6.51461in)" draw:stroke="non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fo:clip="rect(8.78344in, 7.1504in, 1.09991in, 7.0164in)" draw:stroke="non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in, -0.06156in, 1.12128in, -0.06156in)" draw:stroke="none"/>
    </style:style>
    <style:style style:family="graphic" style:name="a425" style:parent-style-name="Graphics">
      <style:graphic-properties draw:fill="none" draw:stroke="none" draw:image-opacity="85%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 draw:image-opacity="85%"/>
    </style:style>
    <style:style style:family="graphic" style:name="a386" style:parent-style-name="Graphics">
      <style:graphic-properties draw:fill="none" fo:clip="rect(0.0864in, 0in, 1.92727in, 0in)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0in" svg:y="0in" svg:width="13.33333in" svg:height="7.5in" style:rel-width="scale" style:rel-height="scale">
          <draw:image xlink:href="media/image1.jpeg" xlink:type="simple" xlink:show="embed" xlink:actuate="onLoad"/>
          <svg:title/>
          <svg:desc>Nish - Homecoming (ft. DJ LYAN) | OFFICIAL MUSIC VIDEO | The Homecoming |  New Bangla Song 2021 - YouTube</svg:desc>
        </draw:frame>
        <draw:frame draw:id="id64" draw:style-name="a358" draw:name="Picture 4" svg:x="0in" svg:y="-0.04379in" svg:width="13.33333in" svg:height="0.79539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59" draw:name="Picture 8" svg:x="12.41667in" svg:y="1.42083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60" draw:name="Picture 10" svg:x="0in" svg:y="-0.06254in" svg:width="13.33333in" svg:height="0.83289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63" draw:name="TextBox 20" svg:x="6.48411in" svg:y="6.81013in" svg:width="0.96734in" svg:height="0.40391in">
          <draw:text-box>
            <text:p text:style-name="a362" text:class-names="" text:cond-style-name=""><text:span text:style-name="a361" text:class-names="">SCROLL</text:span></text:p>
          </draw:text-box>
          <svg:title/>
          <svg:desc/>
        </draw:frame>
        <draw:frame draw:id="id68" draw:style-name="a366" draw:name="TextBox 28" svg:x="5.23977in" svg:y="5.08414in" svg:width="2.85378in" svg:height="0.70684in">
          <draw:text-box>
            <text:p text:style-name="a365" text:class-names="" text:cond-style-name=""><text:span text:style-name="a364" text:class-names="">LISTEN NOW</text:span></text:p>
          </draw:text-box>
          <svg:title/>
          <svg:desc/>
        </draw:frame>
      </draw:page>
      <draw:page draw:name="Slide2" draw:style-name="a367" draw:master-page-name="Master1-Layout7-blank-Blank" presentation:presentation-page-layout-name="Master1-PPL7" draw:id="Slide-257">
        <draw:frame draw:id="id69" draw:style-name="a368" draw:name="Picture 4" svg:x="4.89653in" svg:y="0in" svg:width="3.88889in" svg:height="6.58889in" style:rel-width="scale" style:rel-height="scale">
          <draw:image xlink:href="media/image1.jpeg" xlink:type="simple" xlink:show="embed" xlink:actuate="onLoad"/>
          <svg:title/>
          <svg:desc>Nish - Homecoming (ft. DJ LYAN) | OFFICIAL MUSIC VIDEO | The Homecoming |  New Bangla Song 2021 - YouTube</svg:desc>
        </draw:frame>
        <draw:frame draw:id="id70" draw:style-name="a369" draw:name="Picture 2" svg:x="4.89653in" svg:y="6.58889in" svg:width="3.88889in" svg:height="0.91111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370" draw:name="Picture 5" svg:x="4.89653in" svg:y="0in" svg:width="0.42708in" svg:height="0.45833in" style:rel-width="scale" style:rel-height="scale">
          <draw:image xlink:href="media/image6.png" xlink:type="simple" xlink:show="embed" xlink:actuate="onLoad"/>
          <svg:title/>
          <svg:desc/>
        </draw:frame>
        <draw:frame draw:id="id72" draw:style-name="a373" draw:name="TextBox 7" svg:x="5.89753in" svg:y="2.94749in" svg:width="2.0323in" svg:height="0.50488in">
          <draw:text-box>
            <text:p text:style-name="a372" text:class-names="" text:cond-style-name=""><text:span text:style-name="a371" text:class-names="">LISTEN NOW</text:span></text:p>
          </draw:text-box>
          <svg:title/>
          <svg:desc/>
        </draw:frame>
        <draw:frame draw:id="id73" draw:style-name="a380" draw:name="TextBox 11" svg:x="5.86289in" svg:y="1.93773in" svg:width="2.3144in" svg:height="1.00977in">
          <draw:text-box>
            <text:p text:style-name="a375" text:class-names="" text:cond-style-name=""><text:span text:style-name="a374" text:class-names="">H O M E C O M I N G</text:span></text:p>
            <text:p text:style-name="a377" text:class-names="" text:cond-style-name=""><text:span text:style-name="a376" text:class-names=""><text:s text:c="3"/>(F T. D J <text:s text:c="1"/>L Y A N)</text:span></text:p>
            <text:p text:style-name="a379" text:class-names="" text:cond-style-name=""><text:span text:style-name="a378" text:class-names=""/></text:p>
          </draw:text-box>
          <svg:title/>
          <svg:desc/>
        </draw:frame>
        <draw:frame draw:id="id74" draw:style-name="a383" draw:name="TextBox 14" svg:x="6.46292in" svg:y="6.19792in" svg:width="0.96734in" svg:height="0.40391in">
          <draw:text-box>
            <text:p text:style-name="a382" text:class-names="" text:cond-style-name=""><text:span text:style-name="a381" text:class-names="">SCROLL</text:span></text:p>
          </draw:text-box>
          <svg:title/>
          <svg:desc/>
        </draw:frame>
      </draw:page>
      <draw:page draw:name="Slide3" draw:style-name="a384" draw:master-page-name="Master1-Layout7-blank-Blank" presentation:presentation-page-layout-name="Master1-PPL7" draw:id="Slide-258">
        <draw:frame draw:id="id75" draw:style-name="a385" draw:name="Picture 33" svg:x="7.94173in" svg:y="2.77658in" svg:width="3.80969in" svg:height="0.7972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386" draw:name="Picture 13" svg:x="-0.16854in" svg:y="0in" svg:width="6.83521in" svg:height="7.5in" style:rel-width="scale" style:rel-height="scale">
          <draw:image xlink:href="media/image8.jpeg" xlink:type="simple" xlink:show="embed" xlink:actuate="onLoad"/>
          <svg:title/>
          <svg:desc>A person sitting on a chair

Description automatically generated</svg:desc>
        </draw:frame>
        <draw:frame draw:id="id77" draw:style-name="a389" draw:name="TextBox 35" svg:x="7.83788in" svg:y="2.02067in" svg:width="3.91354in" svg:height="0.5722in">
          <draw:text-box>
            <text:p text:style-name="a388" text:class-names="" text:cond-style-name=""><text:span text:style-name="a387" text:class-names="">LETS WORK TOGETHER</text:span></text:p>
          </draw:text-box>
          <svg:title/>
          <svg:desc/>
        </draw:frame>
        <draw:frame draw:id="id78" draw:style-name="a390" draw:name="Picture 36" svg:x="12.41666in" svg:y="1.01128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393" draw:name="TextBox 37" svg:x="6.48411in" svg:y="6.81013in" svg:width="0.96734in" svg:height="0.40391in">
          <draw:text-box>
            <text:p text:style-name="a392" text:class-names="" text:cond-style-name=""><text:span text:style-name="a391" text:class-names="">SCROLL</text:span></text:p>
          </draw:text-box>
          <svg:title/>
          <svg:desc/>
        </draw:frame>
      </draw:page>
      <draw:page draw:name="Slide6" draw:style-name="a394" draw:master-page-name="Master1-Layout7-blank-Blank" presentation:presentation-page-layout-name="Master1-PPL7" draw:id="Slide-261">
        <draw:frame draw:id="id80" draw:style-name="a395" draw:name="Picture 10" svg:x="0in" svg:y="-0.06254in" svg:width="13.33333in" svg:height="0.83289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396" draw:name="Picture 3" svg:x="0in" svg:y="0.77035in" svg:width="13.33333in" svg:height="8.22006in" style:rel-width="scale" style:rel-height="scale">
          <draw:image xlink:href="media/image9.jpg" xlink:type="simple" xlink:show="embed" xlink:actuate="onLoad"/>
          <svg:title/>
          <svg:desc>A person and person sitting on a couch

Description automatically generated with medium confidence</svg:desc>
        </draw:frame>
        <draw:frame draw:id="id82" draw:style-name="a399" draw:name="TextBox 28" svg:x="4.9364in" svg:y="3.28639in" svg:width="2.85378in" svg:height="0.70684in">
          <draw:text-box>
            <text:p text:style-name="a398" text:class-names="" text:cond-style-name=""><text:span text:style-name="a397" text:class-names="">LISTEN NOW</text:span></text:p>
          </draw:text-box>
          <svg:title/>
          <svg:desc/>
        </draw:frame>
        <draw:frame draw:id="id83" draw:style-name="a405" draw:name="TextBox 35" svg:x="3.9566in" svg:y="1.58021in" svg:width="4.81337in" svg:height="1.44733in">
          <draw:text-box>
            <text:p text:style-name="a401" text:class-names="" text:cond-style-name=""><text:span text:style-name="a400" text:class-names="">BAGGAGE</text:span></text:p>
            <text:p text:style-name="a404" text:class-names="" text:cond-style-name=""><text:span text:style-name="a402" text:class-names="">OFFICIAL VIDEO</text:span><text:span text:style-name="a403" text:class-names=""/></text:p>
          </draw:text-box>
          <svg:title/>
          <svg:desc/>
        </draw:frame>
        <draw:frame draw:id="id84" draw:style-name="a406" draw:name="Picture 36" svg:x="12.41666in" svg:y="1.30291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07" draw:master-page-name="Master1-Layout7-blank-Blank" presentation:presentation-page-layout-name="Master1-PPL7" draw:id="Slide-262">
        <draw:frame draw:id="id85" draw:style-name="a408" draw:name="Picture 7" svg:x="4.91625in" svg:y="-0in" svg:width="3.88889in" svg:height="6.78652in" style:rel-width="scale" style:rel-height="scale">
          <draw:image xlink:href="media/image9.jpg" xlink:type="simple" xlink:show="embed" xlink:actuate="onLoad"/>
          <svg:title/>
          <svg:desc>A person and person sitting on a couch

Description automatically generated with medium confidence</svg:desc>
        </draw:frame>
        <draw:frame draw:id="id86" draw:style-name="a409" draw:name="Picture 2" svg:x="4.89653in" svg:y="6.58889in" svg:width="3.88889in" svg:height="0.91111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410" draw:name="Picture 5" svg:x="4.94766in" svg:y="0.01568in" svg:width="0.42708in" svg:height="0.45833in" style:rel-width="scale" style:rel-height="scale">
          <draw:image xlink:href="media/image6.png" xlink:type="simple" xlink:show="embed" xlink:actuate="onLoad"/>
          <svg:title/>
          <svg:desc/>
        </draw:frame>
        <draw:frame draw:id="id88" draw:style-name="a413" draw:name="TextBox 7" svg:x="5.86289in" svg:y="3.49756in" svg:width="2.0323in" svg:height="0.50488in">
          <draw:text-box>
            <text:p text:style-name="a412" text:class-names="" text:cond-style-name=""><text:span text:style-name="a411" text:class-names="">LISTEN NOW</text:span></text:p>
          </draw:text-box>
          <svg:title/>
          <svg:desc/>
        </draw:frame>
        <draw:frame draw:id="id89" draw:style-name="a416" draw:name="TextBox 14" svg:x="6.46292in" svg:y="6.19792in" svg:width="0.96734in" svg:height="0.40391in">
          <draw:text-box>
            <text:p text:style-name="a415" text:class-names="" text:cond-style-name=""><text:span text:style-name="a414" text:class-names="">SCROLL</text:span></text:p>
          </draw:text-box>
          <svg:title/>
          <svg:desc/>
        </draw:frame>
        <draw:frame draw:id="id90" draw:style-name="a422" draw:name="TextBox 9" svg:x="3.54477in" svg:y="2.31285in" svg:width="6.66854in" svg:height="0.94245in">
          <draw:text-box>
            <text:p text:style-name="a418" text:class-names="" text:cond-style-name=""><text:span text:style-name="a417" text:class-names="">BAGGAGE</text:span></text:p>
            <text:p text:style-name="a421" text:class-names="" text:cond-style-name=""><text:span text:style-name="a419" text:class-names="">OFFICIAL VIDEO</text:span><text:span text:style-name="a420" text:class-names=""/></text:p>
          </draw:text-box>
          <svg:title/>
          <svg:desc/>
        </draw:frame>
      </draw:page>
      <draw:page draw:name="Slide10" draw:style-name="a423" draw:master-page-name="Master1-Layout7-blank-Blank" presentation:presentation-page-layout-name="Master1-PPL7" draw:id="Slide-265">
        <draw:frame draw:id="id91" draw:style-name="a424" draw:name="Picture 6" svg:x="-0.22263in" svg:y="0in" svg:width="6.88929in" svg:height="7.5in" style:rel-width="scale" style:rel-height="scale">
          <draw:image xlink:href="media/image10.jpg" xlink:type="simple" xlink:show="embed" xlink:actuate="onLoad"/>
          <svg:title/>
          <svg:desc>A picture containing outdoor, road, person, sky

Description automatically generated</svg:desc>
        </draw:frame>
        <draw:frame draw:id="id92" draw:style-name="a425" draw:name="Picture 33" svg:x="7.94173in" svg:y="2.77658in" svg:width="3.80969in" svg:height="0.7972in" style:rel-width="scale" style:rel-height="scale">
          <draw:image xlink:href="media/image11.png" xlink:type="simple" xlink:show="embed" xlink:actuate="onLoad"/>
          <svg:title/>
          <svg:desc/>
        </draw:frame>
        <draw:frame draw:id="id93" draw:style-name="a428" draw:name="TextBox 35" svg:x="7.83788in" svg:y="2.02067in" svg:width="3.91354in" svg:height="0.5722in">
          <draw:text-box>
            <text:p text:style-name="a427" text:class-names="" text:cond-style-name=""><text:span text:style-name="a426" text:class-names="">LETS WORK TOGETHER</text:span></text:p>
          </draw:text-box>
          <svg:title/>
          <svg:desc/>
        </draw:frame>
        <draw:frame draw:id="id94" draw:style-name="a429" draw:name="Picture 36" svg:x="12.41666in" svg:y="1.01128in" svg:width="0.91667in" svg:height="5.125in" style:rel-width="scale" style:rel-height="scale">
          <draw:image xlink:href="media/image12.png" xlink:type="simple" xlink:show="embed" xlink:actuate="onLoad"/>
          <svg:title/>
          <svg:desc/>
        </draw:frame>
        <draw:frame draw:id="id95" draw:style-name="a432" draw:name="TextBox 37" svg:x="6.28493in" svg:y="6.78766in" svg:width="0.96734in" svg:height="0.40391in">
          <draw:text-box>
            <text:p text:style-name="a431" text:class-names="" text:cond-style-name=""><text:span text:style-name="a430" text:class-names="">SCROLL</text:span></text:p>
          </draw:text-box>
          <svg:title/>
          <svg:desc/>
        </draw:frame>
      </draw:page>
      <draw:page draw:name="Slide12" draw:style-name="a433" draw:master-page-name="Master1-Layout1-title-Title-Slide" presentation:presentation-page-layout-name="Master1-PPL1" draw:id="Slide-267">
        <draw:frame draw:id="id96" draw:style-name="a434" draw:name="Picture 8" svg:x="0in" svg:y="-0.52667in" svg:width="13.33333in" svg:height="8.02667in" style:rel-width="scale" style:rel-height="scale">
          <draw:image xlink:href="media/image13.jpg" xlink:type="simple" xlink:show="embed" xlink:actuate="onLoad"/>
          <svg:title/>
          <svg:desc>A monkey sitting on a roof

Description automatically generated with low confidence</svg:desc>
        </draw:frame>
        <draw:frame draw:id="id97" draw:style-name="a435" draw:name="Picture 4" svg:x="0in" svg:y="-0.04379in" svg:width="13.33333in" svg:height="0.79539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436" draw:name="Picture 8" svg:x="12.41667in" svg:y="1.42083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437" draw:name="Picture 10" svg:x="0in" svg:y="-0.06254in" svg:width="13.33333in" svg:height="0.83289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440" draw:name="TextBox 20" svg:x="6.35741in" svg:y="6.90315in" svg:width="0.96734in" svg:height="0.40391in">
          <draw:text-box>
            <text:p text:style-name="a439" text:class-names="" text:cond-style-name=""><text:span text:style-name="a438" text:class-names="">SCROLL</text:span></text:p>
          </draw:text-box>
          <svg:title/>
          <svg:desc/>
        </draw:frame>
        <draw:frame draw:id="id101" draw:style-name="a443" draw:name="TextBox 28" svg:x="2.13512in" svg:y="2.59465in" svg:width="2.85378in" svg:height="0.70684in">
          <draw:text-box>
            <text:p text:style-name="a442" text:class-names="" text:cond-style-name=""><text:span text:style-name="a441" text:class-names="">LISTEN NOW</text:span></text:p>
          </draw:text-box>
          <svg:title/>
          <svg:desc/>
        </draw:frame>
        <draw:frame draw:id="id102" draw:style-name="a449" draw:name="TextBox 35" svg:x="1.15532in" svg:y="1.12643in" svg:width="4.81337in" svg:height="1.3127in">
          <draw:text-box>
            <text:p text:style-name="a445" text:class-names="" text:cond-style-name=""><text:span text:style-name="a444" text:class-names="">TURKISH DELIGHT</text:span></text:p>
            <text:p text:style-name="a448" text:class-names="" text:cond-style-name=""><text:span text:style-name="a446" text:class-names="">OFFICIAL VIDEO</text:span><text:span text:style-name="a447" text:class-names=""/></text:p>
          </draw:text-box>
          <svg:title/>
          <svg:desc/>
        </draw:frame>
      </draw:page>
      <draw:page draw:name="Slide13" draw:style-name="a450" draw:master-page-name="Master1-Layout7-blank-Blank" presentation:presentation-page-layout-name="Master1-PPL7" draw:id="Slide-268">
        <draw:frame draw:id="id103" draw:style-name="a451" draw:name="Picture 8" svg:x="4.74175in" svg:y="-0.03615in" svg:width="4.04367in" svg:height="7.54704in" style:rel-width="scale" style:rel-height="scale">
          <draw:image xlink:href="media/image13.jpg" xlink:type="simple" xlink:show="embed" xlink:actuate="onLoad"/>
          <svg:title/>
          <svg:desc>A monkey sitting on a roof

Description automatically generated with low confidence</svg:desc>
        </draw:frame>
        <draw:frame draw:id="id104" draw:style-name="a452" draw:name="Picture 2" svg:x="4.74175in" svg:y="6.57321in" svg:width="4.04367in" svg:height="0.91111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453" draw:name="Picture 5" svg:x="4.94766in" svg:y="0.01568in" svg:width="0.42708in" svg:height="0.45833in" style:rel-width="scale" style:rel-height="scale">
          <draw:image xlink:href="media/image6.png" xlink:type="simple" xlink:show="embed" xlink:actuate="onLoad"/>
          <svg:title/>
          <svg:desc/>
        </draw:frame>
        <draw:frame draw:id="id106" draw:style-name="a456" draw:name="TextBox 7" svg:x="5.86289in" svg:y="3.49756in" svg:width="2.0323in" svg:height="0.50488in">
          <draw:text-box>
            <text:p text:style-name="a455" text:class-names="" text:cond-style-name=""><text:span text:style-name="a454" text:class-names="">LISTEN NOW</text:span></text:p>
          </draw:text-box>
          <svg:title/>
          <svg:desc/>
        </draw:frame>
        <draw:frame draw:id="id107" draw:style-name="a459" draw:name="TextBox 14" svg:x="6.46292in" svg:y="6.19792in" svg:width="0.96734in" svg:height="0.40391in">
          <draw:text-box>
            <text:p text:style-name="a458" text:class-names="" text:cond-style-name=""><text:span text:style-name="a457" text:class-names="">SCROLL</text:span></text:p>
          </draw:text-box>
          <svg:title/>
          <svg:desc/>
        </draw:frame>
        <draw:frame draw:id="id108" draw:style-name="a465" draw:name="TextBox 9" svg:x="3.54477in" svg:y="2.31285in" svg:width="6.66854in" svg:height="0.94245in">
          <draw:text-box>
            <text:p text:style-name="a461" text:class-names="" text:cond-style-name=""><text:span text:style-name="a460" text:class-names="">BAGGAGE</text:span></text:p>
            <text:p text:style-name="a464" text:class-names="" text:cond-style-name=""><text:span text:style-name="a462" text:class-names="">OFFICIAL VIDEO</text:span><text:span text:style-name="a4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3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/03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3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/03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/03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/03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/03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/03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/03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3/03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3/03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3/03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447523283760</meta:initial-creator>
    <dc:creator>447523283760</dc:creator>
    <meta:creation-date>2021-03-08T21:07:16Z</meta:creation-date>
    <dc:date>2021-03-13T15:29:05Z</dc:date>
    <meta:editing-cycles>15</meta:editing-cycles>
    <meta:editing-duration>PT23529S</meta:editing-duration>
    <meta:document-statistic meta:paragraph-count="25" meta:word-count="60"/>
  </office:meta>
</office:document-meta>
</file>